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color="#3399FF"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text-properties fo:font-weight="bold" style:font-weight-asian="bold" style:font-weight-complex="bold" fo:color="#3399FF"/>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text-properties fo:font-weight="bold" style:font-weight-asian="bold" style:font-weight-complex="bold" fo:color="#3399FF"/>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Policepardéfaut" style:family="text">
      <style:text-properties fo:font-weight="bold" style:font-weight-asian="bold" style:font-weight-complex="bold"/>
    </style:style>
    <style:style style:name="T36" style:parent-style-name="Policepardéfaut" style:family="text">
      <style:text-properties fo:font-weight="bold" style:font-weight-asian="bold" style:font-weight-complex="bold"/>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Policepardéfaut" style:family="text">
      <style:text-properties fo:font-weight="bold" style:font-weight-asian="bold" style:font-weight-complex="bold"/>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T45" style:parent-style-name="Policepardéfaut" style:family="text">
      <style:text-properties fo:font-weight="bold" style:font-weight-asian="bold" style:font-weight-complex="bold"/>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Policepardéfaut" style:family="text">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office:automatic-styles>
  <office:body>
    <office:text text:use-soft-page-breaks="true">
      <text:p text:style-name="P1">Compte rendu 2ème semaine</text:p>
      <text:p text:style-name="P2"/>
      <text:p text:style-name="P3"/>
      <text:p text:style-name="P4">Jeu : Unreal Tournament 2004</text:p>
      <text:p text:style-name="P5">Outils de développement : Netbeans, Pogamut.</text:p>
      <text:p text:style-name="P6">Outils de partage : GitHub (<text:a xlink:href="https://github.com/ChloeRoumieu/BotContest" office:target-frame-name="_top" xlink:show="replace">https://github.com/ChloeRoumieu/BotContest</text:a>)</text:p>
      <text:p text:style-name="P7"/>
      <text:p text:style-name="P8"/>
      <text:p text:style-name="P9"><text:tab/>Lors de la première semaine, nous nous sommes consacré à l’installation de l’environnement de développement et à la prise en main du jeu. L’environnement est donc installé sur chacun de nos ordinateurs personnels à l’heure actuelle . De plus, le bot de base fonctionne dans cet environnement, nous continuons donc de développer un des bots fournis.</text:p>
      <text:p text:style-name="P10"/>
      <text:p text:style-name="P11">I) La compétition :</text:p>
      <text:p text:style-name="P12">On ignore encore comment sera évalué<text:s/>notre bot …</text:p>
      <text:p text:style-name="P13"><text:tab/>- La carte sera-t-elle connue ou le bot doit-il évolué dans n’importe quelle carte ? Pour l’instant, nous développons notre joueur pour appréhender n’importe quelle carte.</text:p>
      <text:p text:style-name="P14"><text:tab/>- Combien de joueurs seront dans la partie ?</text:p>
      <text:p text:style-name="P15"><text:tab/>- Le bot sera-t-il évalué selon son score à la fin de la partie ? Ou seulement sur son comportement qui doit se rapprocher d’un joueur humain ?</text:p>
      <text:p text:style-name="P16"><text:tab/></text:p>
      <text:p text:style-name="P17">II) Activités 1ère et 2ème semaines :</text:p>
      <text:p text:style-name="P18"><text:tab/>Après l’analyse des différents bots mis à notre disposition, nous avons choisi de se baser sur<text:s/>le bot « hunter ». Bien sûr, l’analyse des autres bots nous permettra d’y apporter des fonctionnalités supplémentaires.</text:p>
      <text:p text:style-name="P19"/>
      <text:p text:style-name="P20">Pourquoi le bot « hunter » ?</text:p>
      <text:p text:style-name="P21">- Déplacement du personnage logique et plutôt fluide. Il faut continuer à l’améliorer.</text:p>
      <text:p text:style-name="P22">- Bonne logique de<text:s/>base :</text:p>
      <text:p text:style-name="P23"><text:tab/>- si on voit un ennemi, on le poursuit. Sinon, si on est en train de tirer, on arrête.</text:p>
      <text:p text:style-name="P24"><text:tab/>- si on se fait tirer dessus, on tourne sur nous même afin de trouver l’ennemi.</text:p>
      <text:p text:style-name="P25"><text:tab/>- si on a un ennemi à poursuivre (vu récemment), on va à la dernière position de l’ennemi.</text:p>
      <text:p text:style-name="P26"><text:tab/>- si on est blessés, on cherche à récupérer des packs de soins.</text:p>
      <text:p text:style-name="P27"><text:tab/>- si il n’y a rien à faire, on court après des items afin de compléter/améliorer notre inventaire.</text:p>
      <text:p text:style-name="P28">- Quelques notions booléennes : le bot peut-il engager le combat ? Le bot<text:s/>peut-il poursuivre un ennemi ? Le bot doit-il changer d’arme, se réarmer ? Le bot doit-il chercher de la vie (à partir d’un certain seuil) ?</text:p>
      <text:p text:style-name="P29">- Différents compteurs : nombre d’adversaires tués, nombre de fois où on a été tué.</text:p>
      <text:p text:style-name="P30"/>
      <text:p text:style-name="P31"><text:span text:style-name="T32">Choix de développement :</text:span></text:p>
      <text:p text:style-name="P33"/>
      <text:p text:style-name="P34"><text:span text:style-name="T35">Pri</text:span><text:span text:style-name="T36">orité des items :</text:span></text:p>
      <text:p text:style-name="P37"><text:tab/>Pour l’instant, lorsque le bot cherche des items, il ne les cherche pas dans un ordre prioritaire. On développera alors des priorités sur les items d’armure et de doublement de dégâts, les différentes munitions seront ramassées aléatoirement (là où passe le personnage), et les packs de soins seront ramassés en priorité lorsque le bot en aura besoin.</text:p>
      <text:p text:style-name="P38"/>
      <text:p text:style-name="P39"><text:span text:style-name="T40">Déplacements/Mouvements :</text:span></text:p>
      <text:p text:style-name="P41"><text:tab/>Il s’agit de rendre le déplacement de notre bot plus « humain », avec des esquives, des sauts…</text:p>
      <text:p text:style-name="P42"><text:tab/>On a commencé à<text:s/>travailler sur cette partie en ajoutant des strafs ici et là. Il s’agit d’une première version qui sera d’abord plus testée puis améliorée.</text:p>
      <text:p text:style-name="P43"/>
      <text:soft-page-break/>
      <text:p text:style-name="P44"><text:span text:style-name="T45">Préférence d’armes :</text:span></text:p>
      <text:p text:style-name="P46"><text:tab/>Une première version du choix des armes selon le contexte/l’environnement a été codée. Ainsi, le bot préférera certaines armes selon si l’adversaire est éloigné, si l’adversaire est proche ou si le bot se trouve dans un tunnel avec l’adversaire proche.</text:p>
      <text:p text:style-name="P47"/>
      <text:p text:style-name="P48"><text:span text:style-name="T49">Combats :</text:span></text:p>
      <text:p text:style-name="P50"><text:tab/>Les tirs du bot<text:s/>seront étudiés pour parfois manquer<text:s/>l’adversaire, comme un joueur<text:s/>humain pourrait agir.</text:p>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upiol julien</meta:initial-creator>
    <dc:creator>dupiol julien</dc:creator>
    <meta:creation-date>2017-04-18T15:44:00Z</meta:creation-date>
    <dc:date>2017-04-18T15:44:00Z</dc:date>
    <meta:template xlink:href="Normal" xlink:type="simple"/>
    <meta:editing-cycles>2</meta:editing-cycles>
    <meta:editing-duration>PT0S</meta:editing-duration>
    <meta:document-statistic meta:page-count="2" meta:paragraph-count="6" meta:word-count="495" meta:character-count="3213" meta:row-count="22" meta:non-whitespace-character-count="2724"/>
  </office:meta>
</office:document-meta>
</file>